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呡歡潐䝯瑨楣" svg:font-family="呡歡潐䝯瑨楣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 loext:decorative="false"/>
      <style:paragraph-properties style:writing-mode="lr-tb"/>
    </style:style>
    <style:style style:name="gr2" style:family="graphic" style:parent-style-name="standard">
      <style:graphic-properties draw:stroke="solid" draw:stroke-dash="Fine_20_Dotted" svg:stroke-width="0.2cm" draw:textarea-horizontal-align="center" draw:textarea-vertical-align="middle" fo:padding-top="0.225cm" fo:padding-bottom="0.225cm" fo:padding-left="0.35cm" fo:padding-right="0.35cm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4pt" style:font-size-asian="24pt" style:font-size-complex="24pt"/>
    </style:style>
    <style:style style:name="P3" style:family="paragraph">
      <style:paragraph-properties fo:text-align="center"/>
    </style:style>
    <style:style style:name="T1" style:family="text">
      <style:text-properties style:font-name="TLPゴシック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2" draw:layer="layout" svg:width="3cm" svg:height="2cm" svg:x="7cm" svg:y="1cm">
          <draw:text-box>
            <text:p text:style-name="P1"><text:span text:style-name="T1">f(t)</text:span></text:p>
          </draw:text-box>
        </draw:frame>
        <draw:line draw:style-name="gr2" draw:text-style-name="P3" draw:layer="layout" svg:x1="31.698cm" svg:y1="5.3cm" svg:x2="31.799cm" svg:y2="12.9cm">
          <text:p/>
        </draw:line>
        <draw:frame draw:style-name="gr1" draw:text-style-name="P2" draw:layer="layout" svg:width="1.5cm" svg:height="2cm" svg:x="14.5cm" svg:y="5.6cm">
          <draw:text-box>
            <text:p text:style-name="P1"><text:span text:style-name="T1">t</text:span></text:p>
          </draw:text-box>
        </draw:frame>
        <draw:frame draw:style-name="gr3" draw:text-style-name="P3" draw:layer="layout" svg:width="12.477cm" svg:height="8.999cm" svg:x="2.023cm" svg:y="2.50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呡歡潐䝯瑨楣" svg:font-family="呡歡潐䝯瑨楣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7-11-28T13:51:55</meta:creation-date>
    <dc:date>2026-01-22T10:21:44.623666496</dc:date>
    <meta:editing-cycles>11</meta:editing-cycles>
    <meta:editing-duration>PT19M24S</meta:editing-duration>
    <meta:document-statistic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5" chart:maximum="5" chart:origin="0" chart:reverse-direction="false" text:line-break="false" loext:try-staggering-first="false" chart:link-data-style-to-source="true" chart:axis-position="0"/>
      <style:text-properties fo:font-size="24pt" style:font-size-asian="24pt" style:font-size-complex="10pt"/>
    </style:style>
    <style:style style:name="ch4" style:family="chart" style:data-style-name="N0">
      <style:chart-properties chart:display-label="false" chart:tick-marks-major-inner="false" chart:tick-marks-major-outer="false" chart:logarithmic="false" chart:minimum="-1" chart:maximum="1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2.478cm" svg:height="9cm" xlink:href="." xlink:type="simple" chart:class="chart:scatter" chart:style-name="ch1">
        <chart:plot-area chart:style-name="ch2" chart:data-source-has-labels="both" svg:x="0.249cm" svg:y="0.18cm" svg:width="11.98cm" svg:height="8.64cm">
          <chart:coordinate-region svg:x="0.62cm" svg:y="0.18cm" svg:width="11.382cm" svg:height="8.64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929776485888252">
                <text:p>0.9297764858882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876306680043865">
                <text:p>0.8763066800438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809016994374949">
                <text:p>0.8090169943749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728968627421413">
                <text:p>0.7289686274214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637423989748692">
                <text:p>0.6374239897486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535826794979">
                <text:p>0.5358267949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425779291565076">
                <text:p>0.4257792915650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309016994374952">
                <text:p>0.3090169943749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187381314585729">
                <text:p>0.1873813145857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627905195293173">
                <text:p>0.06279051952931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-0.0627905195293096">
                <text:p>-0.06279051952930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-0.187381314585721">
                <text:p>-0.1873813145857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">
                <text:p>-3.5</text:p>
              </table:table-cell>
              <table:table-cell office:value-type="float" office:value="-0.309016994374944">
                <text:p>-0.3090169943749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">
                <text:p>-3.4</text:p>
              </table:table-cell>
              <table:table-cell office:value-type="float" office:value="-0.42577929156507">
                <text:p>-0.425779291565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">
                <text:p>-3.3</text:p>
              </table:table-cell>
              <table:table-cell office:value-type="float" office:value="-0.535826794978993">
                <text:p>-0.5358267949789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">
                <text:p>-3.2</text:p>
              </table:table-cell>
              <table:table-cell office:value-type="float" office:value="-0.637423989748687">
                <text:p>-0.6374239897486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">
                <text:p>-3.1</text:p>
              </table:table-cell>
              <table:table-cell office:value-type="float" office:value="-0.728968627421409">
                <text:p>-0.7289686274214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">
                <text:p>-3</text:p>
              </table:table-cell>
              <table:table-cell office:value-type="float" office:value="-0.809016994374945">
                <text:p>-0.8090169943749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">
                <text:p>-2.9</text:p>
              </table:table-cell>
              <table:table-cell office:value-type="float" office:value="-0.876306680043862">
                <text:p>-0.8763066800438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">
                <text:p>-2.8</text:p>
              </table:table-cell>
              <table:table-cell office:value-type="float" office:value="-0.92977648588825">
                <text:p>-0.929776485888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">
                <text:p>-2.7</text:p>
              </table:table-cell>
              <table:table-cell office:value-type="float" office:value="-0.96858316112863">
                <text:p>-0.968583161128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">
                <text:p>-2.6</text:p>
              </table:table-cell>
              <table:table-cell office:value-type="float" office:value="-0.992114701314477">
                <text:p>-0.9921147013144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">
                <text:p>-2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">
                <text:p>-2.4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">
                <text:p>-2.3</text:p>
              </table:table-cell>
              <table:table-cell office:value-type="float" office:value="-0.968583161128632">
                <text:p>-0.9685831611286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">
                <text:p>-2.2</text:p>
              </table:table-cell>
              <table:table-cell office:value-type="float" office:value="-0.929776485888252">
                <text:p>-0.9297764858882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">
                <text:p>-2.1</text:p>
              </table:table-cell>
              <table:table-cell office:value-type="float" office:value="-0.876306680043865">
                <text:p>-0.8763066800438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-0.809016994374949">
                <text:p>-0.8090169943749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">
                <text:p>-1.9</text:p>
              </table:table-cell>
              <table:table-cell office:value-type="float" office:value="-0.728968627421413">
                <text:p>-0.7289686274214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">
                <text:p>-1.8</text:p>
              </table:table-cell>
              <table:table-cell office:value-type="float" office:value="-0.637423989748691">
                <text:p>-0.6374239897486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">
                <text:p>-1.7</text:p>
              </table:table-cell>
              <table:table-cell office:value-type="float" office:value="-0.535826794978998">
                <text:p>-0.5358267949789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">
                <text:p>-1.6</text:p>
              </table:table-cell>
              <table:table-cell office:value-type="float" office:value="-0.425779291565074">
                <text:p>-0.4257792915650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">
                <text:p>-1.5</text:p>
              </table:table-cell>
              <table:table-cell office:value-type="float" office:value="-0.309016994374949">
                <text:p>-0.3090169943749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">
                <text:p>-1.4</text:p>
              </table:table-cell>
              <table:table-cell office:value-type="float" office:value="-0.187381314585726">
                <text:p>-0.1873813145857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">
                <text:p>-1.3</text:p>
              </table:table-cell>
              <table:table-cell office:value-type="float" office:value="-0.0627905195293148">
                <text:p>-0.06279051952931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">
                <text:p>-1.2</text:p>
              </table:table-cell>
              <table:table-cell office:value-type="float" office:value="0.0627905195293121">
                <text:p>0.06279051952931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">
                <text:p>-1.1</text:p>
              </table:table-cell>
              <table:table-cell office:value-type="float" office:value="0.187381314585723">
                <text:p>0.1873813145857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">
                <text:p>-1</text:p>
              </table:table-cell>
              <table:table-cell office:value-type="float" office:value="0.309016994374946">
                <text:p>0.3090169943749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01">
                <text:p>-0.900000000000001</text:p>
              </table:table-cell>
              <table:table-cell office:value-type="float" office:value="0.425779291565072">
                <text:p>0.4257792915650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01">
                <text:p>-0.800000000000001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01">
                <text:p>-0.700000000000001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01">
                <text:p>-0.600000000000001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1">
                <text:p>-0.400000000000001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1">
                <text:p>-0.300000000000001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1">
                <text:p>-0.200000000000001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02695629777827E-015">
                <text:p>-1.02695629777827E-0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999999999999">
                <text:p>0.099999999999999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9999999999999">
                <text:p>0.199999999999999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9999999999999">
                <text:p>0.299999999999999</text:p>
              </table:table-cell>
              <table:table-cell office:value-type="float" office:value="0.929776485888252">
                <text:p>0.9297764858882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999999999999">
                <text:p>0.399999999999999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9999999999999">
                <text:p>0.599999999999999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9999999999999">
                <text:p>0.699999999999999</text:p>
              </table:table-cell>
              <table:table-cell office:value-type="float" office:value="0.637423989748691">
                <text:p>0.6374239897486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9999999999999">
                <text:p>0.799999999999999</text:p>
              </table:table-cell>
              <table:table-cell office:value-type="float" office:value="0.535826794978998">
                <text:p>0.5358267949789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9999999999999">
                <text:p>0.899999999999999</text:p>
              </table:table-cell>
              <table:table-cell office:value-type="float" office:value="0.425779291565074">
                <text:p>0.4257792915650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0.309016994374949">
                <text:p>0.3090169943749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">
                <text:p>1.1</text:p>
              </table:table-cell>
              <table:table-cell office:value-type="float" office:value="0.187381314585726">
                <text:p>0.1873813145857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">
                <text:p>1.2</text:p>
              </table:table-cell>
              <table:table-cell office:value-type="float" office:value="0.0627905195293149">
                <text:p>0.06279051952931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">
                <text:p>1.3</text:p>
              </table:table-cell>
              <table:table-cell office:value-type="float" office:value="-0.062790519529312">
                <text:p>-0.0627905195293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">
                <text:p>1.4</text:p>
              </table:table-cell>
              <table:table-cell office:value-type="float" office:value="-0.187381314585723">
                <text:p>-0.1873813145857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">
                <text:p>1.5</text:p>
              </table:table-cell>
              <table:table-cell office:value-type="float" office:value="-0.309016994374946">
                <text:p>-0.3090169943749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">
                <text:p>1.6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">
                <text:p>1.7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">
                <text:p>1.8</text:p>
              </table:table-cell>
              <table:table-cell office:value-type="float" office:value="-0.637423989748689">
                <text:p>-0.6374239897486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">
                <text:p>1.9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">
                <text:p>2.1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">
                <text:p>2.2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">
                <text:p>2.3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">
                <text:p>2.4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">
                <text:p>2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">
                <text:p>2.6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">
                <text:p>2.7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">
                <text:p>2.8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">
                <text:p>2.9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1">
                <text:p>3.1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">
                <text:p>3.2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">
                <text:p>3.3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">
                <text:p>3.4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5">
                <text:p>3.5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">
                <text:p>3.6</text:p>
              </table:table-cell>
              <table:table-cell office:value-type="float" office:value="-0.187381314585724">
                <text:p>-0.1873813145857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7">
                <text:p>3.7</text:p>
              </table:table-cell>
              <table:table-cell office:value-type="float" office:value="-0.0627905195293124">
                <text:p>-0.06279051952931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8">
                <text:p>3.8</text:p>
              </table:table-cell>
              <table:table-cell office:value-type="float" office:value="0.0627905195293146">
                <text:p>0.06279051952931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">
                <text:p>3.9</text:p>
              </table:table-cell>
              <table:table-cell office:value-type="float" office:value="0.187381314585726">
                <text:p>0.1873813145857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">
                <text:p>4.1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2">
                <text:p>4.2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">
                <text:p>4.3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5">
                <text:p>4.5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">
                <text:p>4.6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992114701314477">
                <text:p>0.9921147013144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